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055cm"/>
    </style:style>
    <style:style style:name="co2" style:family="table-column">
      <style:table-column-properties fo:break-before="auto" style:column-width="2.103cm"/>
    </style:style>
    <style:style style:name="co3" style:family="table-column">
      <style:table-column-properties fo:break-before="auto" style:column-width="2.902cm"/>
    </style:style>
    <style:style style:name="co4" style:family="table-column">
      <style:table-column-properties fo:break-before="auto" style:column-width="2.778cm"/>
    </style:style>
    <style:style style:name="co5" style:family="table-column">
      <style:table-column-properties fo:break-before="auto" style:column-width="1.55cm"/>
    </style:style>
    <style:style style:name="co6" style:family="table-column">
      <style:table-column-properties fo:break-before="auto" style:column-width="16.81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1.642cm"/>
    </style:style>
    <style:style style:name="co9" style:family="table-column">
      <style:table-column-properties fo:break-before="auto" style:column-width="1.919cm"/>
    </style:style>
    <style:style style:name="co10" style:family="table-column">
      <style:table-column-properties fo:break-before="auto" style:column-width="11.53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office:value-type="string">
            <text:p>HTTP</text:p>
          </table:table-cell>
          <table:table-cell office:value-type="string">
            <text:p>Response</text:p>
          </table:table-cell>
          <table:table-cell office:value-type="string">
            <text:p>Time</text:p>
          </table:table-cell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Junk</text:p>
          </table:table-cell>
          <table:table-cell office:value-type="string">
            <text:p>URL</text:p>
          </table:table-cell>
          <table:table-cell office:value-type="string">
            <text:p>Context</text:p>
          </table:table-cell>
          <table:table-cell office:value-type="string">
            <text:p>App</text:p>
          </table:table-cell>
          <table:table-cell office:value-type="string">
            <text:p>Workload</text:p>
          </table:table-cell>
          <table:table-cell office:value-type="string">
            <text:p>Parameters</text:p>
          </table:table-cell>
          <table:table-cell office:value-type="string">
            <text:p>RecordSe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string">
            <text:p>0.54:::secs:</text:p>
          </table:table-cell>
          <table:table-cell office:value-type="string">
            <text:p>343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string">
            <text:p>0.56:::secs:</text:p>
          </table:table-cell>
          <table:table-cell office:value-type="string">
            <text:p>343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string">
            <text:p>0.49:::secs:</text:p>
          </table:table-cell>
          <table:table-cell office:value-type="string">
            <text:p>343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string">
            <text:p>0.50:::secs:</text:p>
          </table:table-cell>
          <table:table-cell office:value-type="string">
            <text:p>343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string">
            <text:p>0.50:::secs:</text:p>
          </table:table-cell>
          <table:table-cell office:value-type="string">
            <text:p>343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string">
            <text:p>0.51:::secs:</text:p>
          </table:table-cell>
          <table:table-cell office:value-type="string">
            <text:p>34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string">
            <text:p>0.49:::secs:</text:p>
          </table:table-cell>
          <table:table-cell office:value-type="string">
            <text:p>34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string">
            <text:p>0.49:::secs:</text:p>
          </table:table-cell>
          <table:table-cell office:value-type="string">
            <text:p>34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string">
            <text:p>0.50:::secs:</text:p>
          </table:table-cell>
          <table:table-cell office:value-type="string">
            <text:p>34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string">
            <text:p>0.50:::secs:</text:p>
          </table:table-cell>
          <table:table-cell office:value-type="string">
            <text:p>34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string">
            <text:p>0.99:::secs:</text:p>
          </table:table-cell>
          <table:table-cell office:value-type="string">
            <text:p>571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string">
            <text:p>0.99:::secs:</text:p>
          </table:table-cell>
          <table:table-cell office:value-type="string">
            <text:p>571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string">
            <text:p>1.00:::secs:</text:p>
          </table:table-cell>
          <table:table-cell office:value-type="string">
            <text:p>571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1:::secs:</text:p>
          </table:table-cell>
          <table:table-cell office:value-type="string">
            <text:p>1.01:::secs:</text:p>
          </table:table-cell>
          <table:table-cell office:value-type="string">
            <text:p>571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4:::secs:</text:p>
          </table:table-cell>
          <table:table-cell office:value-type="string">
            <text:p>1.04:::secs:</text:p>
          </table:table-cell>
          <table:table-cell office:value-type="string">
            <text:p>571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string">
            <text:p>1.00:::secs:</text:p>
          </table:table-cell>
          <table:table-cell office:value-type="string">
            <text:p>571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1:::secs:</text:p>
          </table:table-cell>
          <table:table-cell office:value-type="string">
            <text:p>1.01:::secs:</text:p>
          </table:table-cell>
          <table:table-cell office:value-type="string">
            <text:p>571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string">
            <text:p>1.00:::secs:</text:p>
          </table:table-cell>
          <table:table-cell office:value-type="string">
            <text:p>571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1:::secs:</text:p>
          </table:table-cell>
          <table:table-cell office:value-type="string">
            <text:p>1.01:::secs:</text:p>
          </table:table-cell>
          <table:table-cell office:value-type="string">
            <text:p>571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2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1:::secs:</text:p>
          </table:table-cell>
          <table:table-cell office:value-type="string">
            <text:p>1.01:::secs:</text:p>
          </table:table-cell>
          <table:table-cell office:value-type="string">
            <text:p>571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2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05:::secs:</text:p>
          </table:table-cell>
          <table:table-cell office:value-type="string">
            <text:p>9.05:::secs:</text:p>
          </table:table-cell>
          <table:table-cell office:value-type="string">
            <text:p>1259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0:::secs:</text:p>
          </table:table-cell>
          <table:table-cell office:value-type="string">
            <text:p>2.00:::secs:</text:p>
          </table:table-cell>
          <table:table-cell office:value-type="string">
            <text:p>1259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4:::secs:</text:p>
          </table:table-cell>
          <table:table-cell office:value-type="string">
            <text:p>2.04:::secs:</text:p>
          </table:table-cell>
          <table:table-cell office:value-type="string">
            <text:p>1259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6:::secs:</text:p>
          </table:table-cell>
          <table:table-cell office:value-type="string">
            <text:p>2.06:::secs:</text:p>
          </table:table-cell>
          <table:table-cell office:value-type="string">
            <text:p>1259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3:::secs:</text:p>
          </table:table-cell>
          <table:table-cell office:value-type="string">
            <text:p>2.03:::secs:</text:p>
          </table:table-cell>
          <table:table-cell office:value-type="string">
            <text:p>1259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2:::secs:</text:p>
          </table:table-cell>
          <table:table-cell office:value-type="string">
            <text:p>2.02:::secs:</text:p>
          </table:table-cell>
          <table:table-cell office:value-type="string">
            <text:p>1259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2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4:::secs:</text:p>
          </table:table-cell>
          <table:table-cell office:value-type="string">
            <text:p>2.04:::secs:</text:p>
          </table:table-cell>
          <table:table-cell office:value-type="string">
            <text:p>12593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2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2:::secs:</text:p>
          </table:table-cell>
          <table:table-cell office:value-type="string">
            <text:p>2.02:::secs:</text:p>
          </table:table-cell>
          <table:table-cell office:value-type="string">
            <text:p>1259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2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4:::secs:</text:p>
          </table:table-cell>
          <table:table-cell office:value-type="string">
            <text:p>2.04:::secs:</text:p>
          </table:table-cell>
          <table:table-cell office:value-type="string">
            <text:p>1259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3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3:::secs:</text:p>
          </table:table-cell>
          <table:table-cell office:value-type="string">
            <text:p>2.03:::secs:</text:p>
          </table:table-cell>
          <table:table-cell office:value-type="string">
            <text:p>1259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3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67:::secs:</text:p>
          </table:table-cell>
          <table:table-cell office:value-type="string">
            <text:p>4.67:::secs:</text:p>
          </table:table-cell>
          <table:table-cell office:value-type="string">
            <text:p>2446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14:::secs:</text:p>
          </table:table-cell>
          <table:table-cell office:value-type="string">
            <text:p>4.14:::secs:</text:p>
          </table:table-cell>
          <table:table-cell office:value-type="string">
            <text:p>2446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3:::secs:</text:p>
          </table:table-cell>
          <table:table-cell office:value-type="string">
            <text:p>4.33:::secs:</text:p>
          </table:table-cell>
          <table:table-cell office:value-type="string">
            <text:p>2446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0:::secs:</text:p>
          </table:table-cell>
          <table:table-cell office:value-type="string">
            <text:p>4.30:::secs:</text:p>
          </table:table-cell>
          <table:table-cell office:value-type="string">
            <text:p>2446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1:::secs:</text:p>
          </table:table-cell>
          <table:table-cell office:value-type="string">
            <text:p>4.31:::secs:</text:p>
          </table:table-cell>
          <table:table-cell office:value-type="string">
            <text:p>2446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1:::secs:</text:p>
          </table:table-cell>
          <table:table-cell office:value-type="string">
            <text:p>4.31:::secs:</text:p>
          </table:table-cell>
          <table:table-cell office:value-type="string">
            <text:p>2446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3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1:::secs:</text:p>
          </table:table-cell>
          <table:table-cell office:value-type="string">
            <text:p>4.31:::secs:</text:p>
          </table:table-cell>
          <table:table-cell office:value-type="string">
            <text:p>2446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3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0:::secs:</text:p>
          </table:table-cell>
          <table:table-cell office:value-type="string">
            <text:p>4.30:::secs:</text:p>
          </table:table-cell>
          <table:table-cell office:value-type="string">
            <text:p>2446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3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3:::secs:</text:p>
          </table:table-cell>
          <table:table-cell office:value-type="string">
            <text:p>4.33:::secs:</text:p>
          </table:table-cell>
          <table:table-cell office:value-type="string">
            <text:p>2446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4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9:::secs:</text:p>
          </table:table-cell>
          <table:table-cell office:value-type="string">
            <text:p>4.29:::secs:</text:p>
          </table:table-cell>
          <table:table-cell office:value-type="string">
            <text:p>2446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4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08:::secs:</text:p>
          </table:table-cell>
          <table:table-cell office:value-type="string">
            <text:p>6.08:::secs:</text:p>
          </table:table-cell>
          <table:table-cell office:value-type="string">
            <text:p>1867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4:::secs:</text:p>
          </table:table-cell>
          <table:table-cell office:value-type="string">
            <text:p>5.54:::secs:</text:p>
          </table:table-cell>
          <table:table-cell office:value-type="string">
            <text:p>1867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7:::secs:</text:p>
          </table:table-cell>
          <table:table-cell office:value-type="string">
            <text:p>5.57:::secs:</text:p>
          </table:table-cell>
          <table:table-cell office:value-type="string">
            <text:p>1867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6:::secs:</text:p>
          </table:table-cell>
          <table:table-cell office:value-type="string">
            <text:p>5.56:::secs:</text:p>
          </table:table-cell>
          <table:table-cell office:value-type="string">
            <text:p>1867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8:::secs:</text:p>
          </table:table-cell>
          <table:table-cell office:value-type="string">
            <text:p>5.58:::secs:</text:p>
          </table:table-cell>
          <table:table-cell office:value-type="string">
            <text:p>1867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07:::secs:</text:p>
          </table:table-cell>
          <table:table-cell office:value-type="string">
            <text:p>4.07:::secs:</text:p>
          </table:table-cell>
          <table:table-cell office:value-type="string">
            <text:p>3384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000[0m</text:p>
          </table:table-cell>
          <table:table-cell table:formula="of:=IF(ISERROR(SEARCH(&quot;resumptionToken&quot;; [.K4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4:::secs:</text:p>
          </table:table-cell>
          <table:table-cell office:value-type="string">
            <text:p>3.44:::secs:</text:p>
          </table:table-cell>
          <table:table-cell office:value-type="string">
            <text:p>3384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000[0m</text:p>
          </table:table-cell>
          <table:table-cell table:formula="of:=IF(ISERROR(SEARCH(&quot;resumptionToken&quot;; [.K4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6:::secs:</text:p>
          </table:table-cell>
          <table:table-cell office:value-type="string">
            <text:p>3.46:::secs:</text:p>
          </table:table-cell>
          <table:table-cell office:value-type="string">
            <text:p>3384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000[0m</text:p>
          </table:table-cell>
          <table:table-cell table:formula="of:=IF(ISERROR(SEARCH(&quot;resumptionToken&quot;; [.K4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4:::secs:</text:p>
          </table:table-cell>
          <table:table-cell office:value-type="string">
            <text:p>3.44:::secs:</text:p>
          </table:table-cell>
          <table:table-cell office:value-type="string">
            <text:p>3384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000[0m</text:p>
          </table:table-cell>
          <table:table-cell table:formula="of:=IF(ISERROR(SEARCH(&quot;resumptionToken&quot;; [.K5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5:::secs:</text:p>
          </table:table-cell>
          <table:table-cell office:value-type="string">
            <text:p>3.45:::secs:</text:p>
          </table:table-cell>
          <table:table-cell office:value-type="string">
            <text:p>3384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000[0m</text:p>
          </table:table-cell>
          <table:table-cell table:formula="of:=IF(ISERROR(SEARCH(&quot;resumptionToken&quot;; [.K5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68:::secs:</text:p>
          </table:table-cell>
          <table:table-cell office:value-type="string">
            <text:p>6.68:::secs:</text:p>
          </table:table-cell>
          <table:table-cell office:value-type="string">
            <text:p>2427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5:::secs:</text:p>
          </table:table-cell>
          <table:table-cell office:value-type="string">
            <text:p>5.95:::secs:</text:p>
          </table:table-cell>
          <table:table-cell office:value-type="string">
            <text:p>2427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2:::secs:</text:p>
          </table:table-cell>
          <table:table-cell office:value-type="string">
            <text:p>5.92:::secs:</text:p>
          </table:table-cell>
          <table:table-cell office:value-type="string">
            <text:p>24276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5:::secs:</text:p>
          </table:table-cell>
          <table:table-cell office:value-type="string">
            <text:p>5.95:::secs:</text:p>
          </table:table-cell>
          <table:table-cell office:value-type="string">
            <text:p>24276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8:::secs:</text:p>
          </table:table-cell>
          <table:table-cell office:value-type="string">
            <text:p>5.98:::secs:</text:p>
          </table:table-cell>
          <table:table-cell office:value-type="string">
            <text:p>24276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43:::secs:</text:p>
          </table:table-cell>
          <table:table-cell office:value-type="string">
            <text:p>1.43:::secs:</text:p>
          </table:table-cell>
          <table:table-cell office:value-type="string">
            <text:p>1732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000[0m</text:p>
          </table:table-cell>
          <table:table-cell table:formula="of:=IF(ISERROR(SEARCH(&quot;resumptionToken&quot;; [.K5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4:::secs:</text:p>
          </table:table-cell>
          <table:table-cell office:value-type="string">
            <text:p>1.34:::secs:</text:p>
          </table:table-cell>
          <table:table-cell office:value-type="string">
            <text:p>1732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000[0m</text:p>
          </table:table-cell>
          <table:table-cell table:formula="of:=IF(ISERROR(SEARCH(&quot;resumptionToken&quot;; [.K5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4:::secs:</text:p>
          </table:table-cell>
          <table:table-cell office:value-type="string">
            <text:p>1.34:::secs:</text:p>
          </table:table-cell>
          <table:table-cell office:value-type="string">
            <text:p>1732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000[0m</text:p>
          </table:table-cell>
          <table:table-cell table:formula="of:=IF(ISERROR(SEARCH(&quot;resumptionToken&quot;; [.K5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4:::secs:</text:p>
          </table:table-cell>
          <table:table-cell office:value-type="string">
            <text:p>1.34:::secs:</text:p>
          </table:table-cell>
          <table:table-cell office:value-type="string">
            <text:p>1732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000[0m</text:p>
          </table:table-cell>
          <table:table-cell table:formula="of:=IF(ISERROR(SEARCH(&quot;resumptionToken&quot;; [.K6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4:::secs:</text:p>
          </table:table-cell>
          <table:table-cell office:value-type="string">
            <text:p>1.34:::secs:</text:p>
          </table:table-cell>
          <table:table-cell office:value-type="string">
            <text:p>1732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000[0m</text:p>
          </table:table-cell>
          <table:table-cell table:formula="of:=IF(ISERROR(SEARCH(&quot;resumptionToken&quot;; [.K6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37:::secs:</text:p>
          </table:table-cell>
          <table:table-cell office:value-type="string">
            <text:p>7.37:::secs:</text:p>
          </table:table-cell>
          <table:table-cell office:value-type="string">
            <text:p>3285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6:::secs:</text:p>
          </table:table-cell>
          <table:table-cell office:value-type="string">
            <text:p>6.76:::secs:</text:p>
          </table:table-cell>
          <table:table-cell office:value-type="string">
            <text:p>3285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0:::secs:</text:p>
          </table:table-cell>
          <table:table-cell office:value-type="string">
            <text:p>6.90:::secs:</text:p>
          </table:table-cell>
          <table:table-cell office:value-type="string">
            <text:p>3285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89:::secs:</text:p>
          </table:table-cell>
          <table:table-cell office:value-type="string">
            <text:p>6.89:::secs:</text:p>
          </table:table-cell>
          <table:table-cell office:value-type="string">
            <text:p>3285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4:::secs:</text:p>
          </table:table-cell>
          <table:table-cell office:value-type="string">
            <text:p>6.94:::secs:</text:p>
          </table:table-cell>
          <table:table-cell office:value-type="string">
            <text:p>3285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22:::secs:</text:p>
          </table:table-cell>
          <table:table-cell office:value-type="string">
            <text:p>3.22:::secs:</text:p>
          </table:table-cell>
          <table:table-cell office:value-type="string">
            <text:p>3607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000[0m</text:p>
          </table:table-cell>
          <table:table-cell table:formula="of:=IF(ISERROR(SEARCH(&quot;resumptionToken&quot;; [.K6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04:::secs:</text:p>
          </table:table-cell>
          <table:table-cell office:value-type="string">
            <text:p>3.04:::secs:</text:p>
          </table:table-cell>
          <table:table-cell office:value-type="string">
            <text:p>3607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000[0m</text:p>
          </table:table-cell>
          <table:table-cell table:formula="of:=IF(ISERROR(SEARCH(&quot;resumptionToken&quot;; [.K6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02:::secs:</text:p>
          </table:table-cell>
          <table:table-cell office:value-type="string">
            <text:p>3.02:::secs:</text:p>
          </table:table-cell>
          <table:table-cell office:value-type="string">
            <text:p>3607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000[0m</text:p>
          </table:table-cell>
          <table:table-cell table:formula="of:=IF(ISERROR(SEARCH(&quot;resumptionToken&quot;; [.K6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03:::secs:</text:p>
          </table:table-cell>
          <table:table-cell office:value-type="string">
            <text:p>3.03:::secs:</text:p>
          </table:table-cell>
          <table:table-cell office:value-type="string">
            <text:p>3607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000[0m</text:p>
          </table:table-cell>
          <table:table-cell table:formula="of:=IF(ISERROR(SEARCH(&quot;resumptionToken&quot;; [.K7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03:::secs:</text:p>
          </table:table-cell>
          <table:table-cell office:value-type="string">
            <text:p>3.03:::secs:</text:p>
          </table:table-cell>
          <table:table-cell office:value-type="string">
            <text:p>3607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000[0m</text:p>
          </table:table-cell>
          <table:table-cell table:formula="of:=IF(ISERROR(SEARCH(&quot;resumptionToken&quot;; [.K7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27:::secs:</text:p>
          </table:table-cell>
          <table:table-cell office:value-type="string">
            <text:p>10.27:::secs:</text:p>
          </table:table-cell>
          <table:table-cell office:value-type="string">
            <text:p>4739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58:::secs:</text:p>
          </table:table-cell>
          <table:table-cell office:value-type="string">
            <text:p>8.58:::secs:</text:p>
          </table:table-cell>
          <table:table-cell office:value-type="string">
            <text:p>4739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75:::secs:</text:p>
          </table:table-cell>
          <table:table-cell office:value-type="string">
            <text:p>8.75:::secs:</text:p>
          </table:table-cell>
          <table:table-cell office:value-type="string">
            <text:p>4739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76:::secs:</text:p>
          </table:table-cell>
          <table:table-cell office:value-type="string">
            <text:p>8.76:::secs:</text:p>
          </table:table-cell>
          <table:table-cell office:value-type="string">
            <text:p>4739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85:::secs:</text:p>
          </table:table-cell>
          <table:table-cell office:value-type="string">
            <text:p>8.85:::secs:</text:p>
          </table:table-cell>
          <table:table-cell office:value-type="string">
            <text:p>4739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17:::secs:</text:p>
          </table:table-cell>
          <table:table-cell office:value-type="string">
            <text:p>9.17:::secs:</text:p>
          </table:table-cell>
          <table:table-cell office:value-type="string">
            <text:p>7245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000[0m</text:p>
          </table:table-cell>
          <table:table-cell table:formula="of:=IF(ISERROR(SEARCH(&quot;resumptionToken&quot;; [.K7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42:::secs:</text:p>
          </table:table-cell>
          <table:table-cell office:value-type="string">
            <text:p>7.42:::secs:</text:p>
          </table:table-cell>
          <table:table-cell office:value-type="string">
            <text:p>7245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000[0m</text:p>
          </table:table-cell>
          <table:table-cell table:formula="of:=IF(ISERROR(SEARCH(&quot;resumptionToken&quot;; [.K7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46:::secs:</text:p>
          </table:table-cell>
          <table:table-cell office:value-type="string">
            <text:p>7.46:::secs:</text:p>
          </table:table-cell>
          <table:table-cell office:value-type="string">
            <text:p>7245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000[0m</text:p>
          </table:table-cell>
          <table:table-cell table:formula="of:=IF(ISERROR(SEARCH(&quot;resumptionToken&quot;; [.K7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51:::secs:</text:p>
          </table:table-cell>
          <table:table-cell office:value-type="string">
            <text:p>7.51:::secs:</text:p>
          </table:table-cell>
          <table:table-cell office:value-type="string">
            <text:p>7245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000[0m</text:p>
          </table:table-cell>
          <table:table-cell table:formula="of:=IF(ISERROR(SEARCH(&quot;resumptionToken&quot;; [.K8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47:::secs:</text:p>
          </table:table-cell>
          <table:table-cell office:value-type="string">
            <text:p>7.47:::secs:</text:p>
          </table:table-cell>
          <table:table-cell office:value-type="string">
            <text:p>7245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000[0m</text:p>
          </table:table-cell>
          <table:table-cell table:formula="of:=IF(ISERROR(SEARCH(&quot;resumptionToken&quot;; [.K8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79:::secs:</text:p>
          </table:table-cell>
          <table:table-cell office:value-type="string">
            <text:p>13.79:::secs:</text:p>
          </table:table-cell>
          <table:table-cell office:value-type="string">
            <text:p>7280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39:::secs:</text:p>
          </table:table-cell>
          <table:table-cell office:value-type="string">
            <text:p>12.39:::secs:</text:p>
          </table:table-cell>
          <table:table-cell office:value-type="string">
            <text:p>7280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57:::secs:</text:p>
          </table:table-cell>
          <table:table-cell office:value-type="string">
            <text:p>12.57:::secs:</text:p>
          </table:table-cell>
          <table:table-cell office:value-type="string">
            <text:p>7280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50:::secs:</text:p>
          </table:table-cell>
          <table:table-cell office:value-type="string">
            <text:p>12.50:::secs:</text:p>
          </table:table-cell>
          <table:table-cell office:value-type="string">
            <text:p>7280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73:::secs:</text:p>
          </table:table-cell>
          <table:table-cell office:value-type="string">
            <text:p>12.73:::secs:</text:p>
          </table:table-cell>
          <table:table-cell office:value-type="string">
            <text:p>7280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50:::secs:</text:p>
          </table:table-cell>
          <table:table-cell office:value-type="string">
            <text:p>8.50:::secs:</text:p>
          </table:table-cell>
          <table:table-cell office:value-type="string">
            <text:p>2805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000[0m</text:p>
          </table:table-cell>
          <table:table-cell table:formula="of:=IF(ISERROR(SEARCH(&quot;resumptionToken&quot;; [.K8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15:::secs:</text:p>
          </table:table-cell>
          <table:table-cell office:value-type="string">
            <text:p>8.15:::secs:</text:p>
          </table:table-cell>
          <table:table-cell office:value-type="string">
            <text:p>2805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000[0m</text:p>
          </table:table-cell>
          <table:table-cell table:formula="of:=IF(ISERROR(SEARCH(&quot;resumptionToken&quot;; [.K8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00:::secs:</text:p>
          </table:table-cell>
          <table:table-cell office:value-type="string">
            <text:p>8.00:::secs:</text:p>
          </table:table-cell>
          <table:table-cell office:value-type="string">
            <text:p>2805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000[0m</text:p>
          </table:table-cell>
          <table:table-cell table:formula="of:=IF(ISERROR(SEARCH(&quot;resumptionToken&quot;; [.K8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03:::secs:</text:p>
          </table:table-cell>
          <table:table-cell office:value-type="string">
            <text:p>8.03:::secs:</text:p>
          </table:table-cell>
          <table:table-cell office:value-type="string">
            <text:p>2805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000[0m</text:p>
          </table:table-cell>
          <table:table-cell table:formula="of:=IF(ISERROR(SEARCH(&quot;resumptionToken&quot;; [.K9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01:::secs:</text:p>
          </table:table-cell>
          <table:table-cell office:value-type="string">
            <text:p>8.01:::secs:</text:p>
          </table:table-cell>
          <table:table-cell office:value-type="string">
            <text:p>2805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000[0m</text:p>
          </table:table-cell>
          <table:table-cell table:formula="of:=IF(ISERROR(SEARCH(&quot;resumptionToken&quot;; [.K9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2.50:::secs:</text:p>
          </table:table-cell>
          <table:table-cell office:value-type="string">
            <text:p>22.50:::secs:</text:p>
          </table:table-cell>
          <table:table-cell office:value-type="string">
            <text:p>84056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66:::secs:</text:p>
          </table:table-cell>
          <table:table-cell office:value-type="string">
            <text:p>19.66:::secs:</text:p>
          </table:table-cell>
          <table:table-cell office:value-type="string">
            <text:p>8405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30:::secs:</text:p>
          </table:table-cell>
          <table:table-cell office:value-type="string">
            <text:p>20.30:::secs:</text:p>
          </table:table-cell>
          <table:table-cell office:value-type="string">
            <text:p>8405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04:::secs:</text:p>
          </table:table-cell>
          <table:table-cell office:value-type="string">
            <text:p>20.04:::secs:</text:p>
          </table:table-cell>
          <table:table-cell office:value-type="string">
            <text:p>8405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59:::secs:</text:p>
          </table:table-cell>
          <table:table-cell office:value-type="string">
            <text:p>20.59:::secs:</text:p>
          </table:table-cell>
          <table:table-cell office:value-type="string">
            <text:p>8405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78:::secs:</text:p>
          </table:table-cell>
          <table:table-cell office:value-type="string">
            <text:p>5.78:::secs:</text:p>
          </table:table-cell>
          <table:table-cell office:value-type="string">
            <text:p>1091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000[0m</text:p>
          </table:table-cell>
          <table:table-cell table:formula="of:=IF(ISERROR(SEARCH(&quot;resumptionToken&quot;; [.K9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74:::secs:</text:p>
          </table:table-cell>
          <table:table-cell office:value-type="string">
            <text:p>5.74:::secs:</text:p>
          </table:table-cell>
          <table:table-cell office:value-type="string">
            <text:p>1091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000[0m</text:p>
          </table:table-cell>
          <table:table-cell table:formula="of:=IF(ISERROR(SEARCH(&quot;resumptionToken&quot;; [.K9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66:::secs:</text:p>
          </table:table-cell>
          <table:table-cell office:value-type="string">
            <text:p>5.66:::secs:</text:p>
          </table:table-cell>
          <table:table-cell office:value-type="string">
            <text:p>1091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000[0m</text:p>
          </table:table-cell>
          <table:table-cell table:formula="of:=IF(ISERROR(SEARCH(&quot;resumptionToken&quot;; [.K9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72:::secs:</text:p>
          </table:table-cell>
          <table:table-cell office:value-type="string">
            <text:p>5.72:::secs:</text:p>
          </table:table-cell>
          <table:table-cell office:value-type="string">
            <text:p>1091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000[0m</text:p>
          </table:table-cell>
          <table:table-cell table:formula="of:=IF(ISERROR(SEARCH(&quot;resumptionToken&quot;; [.K10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63:::secs:</text:p>
          </table:table-cell>
          <table:table-cell office:value-type="string">
            <text:p>5.63:::secs:</text:p>
          </table:table-cell>
          <table:table-cell office:value-type="string">
            <text:p>1091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000[0m</text:p>
          </table:table-cell>
          <table:table-cell table:formula="of:=IF(ISERROR(SEARCH(&quot;resumptionToken&quot;; [.K10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0.39:::secs:</text:p>
          </table:table-cell>
          <table:table-cell office:value-type="string">
            <text:p>40.39:::secs:</text:p>
          </table:table-cell>
          <table:table-cell office:value-type="string">
            <text:p>8299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6.25:::secs:</text:p>
          </table:table-cell>
          <table:table-cell office:value-type="string">
            <text:p>36.25:::secs:</text:p>
          </table:table-cell>
          <table:table-cell office:value-type="string">
            <text:p>82994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.29:::secs:</text:p>
          </table:table-cell>
          <table:table-cell office:value-type="string">
            <text:p>38.29:::secs:</text:p>
          </table:table-cell>
          <table:table-cell office:value-type="string">
            <text:p>82994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.67:::secs:</text:p>
          </table:table-cell>
          <table:table-cell office:value-type="string">
            <text:p>38.67:::secs:</text:p>
          </table:table-cell>
          <table:table-cell office:value-type="string">
            <text:p>82994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.59:::secs:</text:p>
          </table:table-cell>
          <table:table-cell office:value-type="string">
            <text:p>38.59:::secs:</text:p>
          </table:table-cell>
          <table:table-cell office:value-type="string">
            <text:p>82994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19:::secs:</text:p>
          </table:table-cell>
          <table:table-cell office:value-type="string">
            <text:p>17.19:::secs:</text:p>
          </table:table-cell>
          <table:table-cell office:value-type="string">
            <text:p>1961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000[0m</text:p>
          </table:table-cell>
          <table:table-cell table:formula="of:=IF(ISERROR(SEARCH(&quot;resumptionToken&quot;; [.K10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.68:::secs:</text:p>
          </table:table-cell>
          <table:table-cell office:value-type="string">
            <text:p>16.68:::secs:</text:p>
          </table:table-cell>
          <table:table-cell office:value-type="string">
            <text:p>1961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000[0m</text:p>
          </table:table-cell>
          <table:table-cell table:formula="of:=IF(ISERROR(SEARCH(&quot;resumptionToken&quot;; [.K10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.65:::secs:</text:p>
          </table:table-cell>
          <table:table-cell office:value-type="string">
            <text:p>16.65:::secs:</text:p>
          </table:table-cell>
          <table:table-cell office:value-type="string">
            <text:p>1961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000[0m</text:p>
          </table:table-cell>
          <table:table-cell table:formula="of:=IF(ISERROR(SEARCH(&quot;resumptionToken&quot;; [.K10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.53:::secs:</text:p>
          </table:table-cell>
          <table:table-cell office:value-type="string">
            <text:p>16.53:::secs:</text:p>
          </table:table-cell>
          <table:table-cell office:value-type="string">
            <text:p>1961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000[0m</text:p>
          </table:table-cell>
          <table:table-cell table:formula="of:=IF(ISERROR(SEARCH(&quot;resumptionToken&quot;; [.K11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.52:::secs:</text:p>
          </table:table-cell>
          <table:table-cell office:value-type="string">
            <text:p>16.52:::secs:</text:p>
          </table:table-cell>
          <table:table-cell office:value-type="string">
            <text:p>1961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000[0m</text:p>
          </table:table-cell>
          <table:table-cell table:formula="of:=IF(ISERROR(SEARCH(&quot;resumptionToken&quot;; [.K11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4.68:::secs:</text:p>
          </table:table-cell>
          <table:table-cell office:value-type="string">
            <text:p>84.68:::secs:</text:p>
          </table:table-cell>
          <table:table-cell office:value-type="string">
            <text:p>8517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1.46:::secs:</text:p>
          </table:table-cell>
          <table:table-cell office:value-type="string">
            <text:p>71.46:::secs:</text:p>
          </table:table-cell>
          <table:table-cell office:value-type="string">
            <text:p>8517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6.03:::secs:</text:p>
          </table:table-cell>
          <table:table-cell office:value-type="string">
            <text:p>76.03:::secs:</text:p>
          </table:table-cell>
          <table:table-cell office:value-type="string">
            <text:p>8517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5.94:::secs:</text:p>
          </table:table-cell>
          <table:table-cell office:value-type="string">
            <text:p>75.94:::secs:</text:p>
          </table:table-cell>
          <table:table-cell office:value-type="string">
            <text:p>8517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9.87:::secs:</text:p>
          </table:table-cell>
          <table:table-cell office:value-type="string">
            <text:p>79.87:::secs:</text:p>
          </table:table-cell>
          <table:table-cell office:value-type="string">
            <text:p>8517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8.54:::secs:</text:p>
          </table:table-cell>
          <table:table-cell office:value-type="string">
            <text:p>58.54:::secs:</text:p>
          </table:table-cell>
          <table:table-cell office:value-type="string">
            <text:p>4337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000[0m</text:p>
          </table:table-cell>
          <table:table-cell table:formula="of:=IF(ISERROR(SEARCH(&quot;resumptionToken&quot;; [.K11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2.07:::secs:</text:p>
          </table:table-cell>
          <table:table-cell office:value-type="string">
            <text:p>62.07:::secs:</text:p>
          </table:table-cell>
          <table:table-cell office:value-type="string">
            <text:p>4337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000[0m</text:p>
          </table:table-cell>
          <table:table-cell table:formula="of:=IF(ISERROR(SEARCH(&quot;resumptionToken&quot;; [.K11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8.46:::secs:</text:p>
          </table:table-cell>
          <table:table-cell office:value-type="string">
            <text:p>58.46:::secs:</text:p>
          </table:table-cell>
          <table:table-cell office:value-type="string">
            <text:p>4337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000[0m</text:p>
          </table:table-cell>
          <table:table-cell table:formula="of:=IF(ISERROR(SEARCH(&quot;resumptionToken&quot;; [.K11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8.91:::secs:</text:p>
          </table:table-cell>
          <table:table-cell office:value-type="string">
            <text:p>58.91:::secs:</text:p>
          </table:table-cell>
          <table:table-cell office:value-type="string">
            <text:p>4337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000[0m</text:p>
          </table:table-cell>
          <table:table-cell table:formula="of:=IF(ISERROR(SEARCH(&quot;resumptionToken&quot;; [.K12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7.87:::secs:</text:p>
          </table:table-cell>
          <table:table-cell office:value-type="string">
            <text:p>57.87:::secs:</text:p>
          </table:table-cell>
          <table:table-cell office:value-type="string">
            <text:p>4337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000[0m</text:p>
          </table:table-cell>
          <table:table-cell table:formula="of:=IF(ISERROR(SEARCH(&quot;resumptionToken&quot;; [.K12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7.47:::secs:</text:p>
          </table:table-cell>
          <table:table-cell office:value-type="string">
            <text:p>207.47:::secs:</text:p>
          </table:table-cell>
          <table:table-cell office:value-type="string">
            <text:p>8208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6.26:::secs:</text:p>
          </table:table-cell>
          <table:table-cell office:value-type="string">
            <text:p>146.26:::secs:</text:p>
          </table:table-cell>
          <table:table-cell office:value-type="string">
            <text:p>8208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6.17:::secs:</text:p>
          </table:table-cell>
          <table:table-cell office:value-type="string">
            <text:p>156.17:::secs:</text:p>
          </table:table-cell>
          <table:table-cell office:value-type="string">
            <text:p>8208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0.01:::secs:</text:p>
          </table:table-cell>
          <table:table-cell office:value-type="string">
            <text:p>150.01:::secs:</text:p>
          </table:table-cell>
          <table:table-cell office:value-type="string">
            <text:p>8208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8.54:::secs:</text:p>
          </table:table-cell>
          <table:table-cell office:value-type="string">
            <text:p>158.54:::secs:</text:p>
          </table:table-cell>
          <table:table-cell office:value-type="string">
            <text:p>8208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9.16:::secs:</text:p>
          </table:table-cell>
          <table:table-cell office:value-type="string">
            <text:p>89.16:::secs:</text:p>
          </table:table-cell>
          <table:table-cell office:value-type="string">
            <text:p>3015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000[0m</text:p>
          </table:table-cell>
          <table:table-cell table:formula="of:=IF(ISERROR(SEARCH(&quot;resumptionToken&quot;; [.K12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9.50:::secs:</text:p>
          </table:table-cell>
          <table:table-cell office:value-type="string">
            <text:p>89.50:::secs:</text:p>
          </table:table-cell>
          <table:table-cell office:value-type="string">
            <text:p>3015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000[0m</text:p>
          </table:table-cell>
          <table:table-cell table:formula="of:=IF(ISERROR(SEARCH(&quot;resumptionToken&quot;; [.K12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8.23:::secs:</text:p>
          </table:table-cell>
          <table:table-cell office:value-type="string">
            <text:p>88.23:::secs:</text:p>
          </table:table-cell>
          <table:table-cell office:value-type="string">
            <text:p>3015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000[0m</text:p>
          </table:table-cell>
          <table:table-cell table:formula="of:=IF(ISERROR(SEARCH(&quot;resumptionToken&quot;; [.K12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9.15:::secs:</text:p>
          </table:table-cell>
          <table:table-cell office:value-type="string">
            <text:p>89.15:::secs:</text:p>
          </table:table-cell>
          <table:table-cell office:value-type="string">
            <text:p>3015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000[0m</text:p>
          </table:table-cell>
          <table:table-cell table:formula="of:=IF(ISERROR(SEARCH(&quot;resumptionToken&quot;; [.K13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9.68:::secs:</text:p>
          </table:table-cell>
          <table:table-cell office:value-type="string">
            <text:p>89.68:::secs:</text:p>
          </table:table-cell>
          <table:table-cell office:value-type="string">
            <text:p>3015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000[0m</text:p>
          </table:table-cell>
          <table:table-cell table:formula="of:=IF(ISERROR(SEARCH(&quot;resumptionToken&quot;; [.K13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80.24:::secs:</text:p>
          </table:table-cell>
          <table:table-cell office:value-type="string">
            <text:p>580.24:::secs:</text:p>
          </table:table-cell>
          <table:table-cell office:value-type="string">
            <text:p>8215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02.59:::secs:</text:p>
          </table:table-cell>
          <table:table-cell office:value-type="string">
            <text:p>602.59:::secs:</text:p>
          </table:table-cell>
          <table:table-cell office:value-type="string">
            <text:p>8215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21.27:::secs:</text:p>
          </table:table-cell>
          <table:table-cell office:value-type="string">
            <text:p>621.27:::secs:</text:p>
          </table:table-cell>
          <table:table-cell office:value-type="string">
            <text:p>8215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06.83:::secs:</text:p>
          </table:table-cell>
          <table:table-cell office:value-type="string">
            <text:p>606.83:::secs:</text:p>
          </table:table-cell>
          <table:table-cell office:value-type="string">
            <text:p>8215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30.19:::secs:</text:p>
          </table:table-cell>
          <table:table-cell office:value-type="string">
            <text:p>630.19:::secs:</text:p>
          </table:table-cell>
          <table:table-cell office:value-type="string">
            <text:p>8215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06.94:::secs:</text:p>
          </table:table-cell>
          <table:table-cell office:value-type="string">
            <text:p>306.94:::secs:</text:p>
          </table:table-cell>
          <table:table-cell office:value-type="string">
            <text:p>105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000[0m</text:p>
          </table:table-cell>
          <table:table-cell table:formula="of:=IF(ISERROR(SEARCH(&quot;resumptionToken&quot;; [.K13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07.61:::secs:</text:p>
          </table:table-cell>
          <table:table-cell office:value-type="string">
            <text:p>307.61:::secs:</text:p>
          </table:table-cell>
          <table:table-cell office:value-type="string">
            <text:p>105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000[0m</text:p>
          </table:table-cell>
          <table:table-cell table:formula="of:=IF(ISERROR(SEARCH(&quot;resumptionToken&quot;; [.K13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07.88:::secs:</text:p>
          </table:table-cell>
          <table:table-cell office:value-type="string">
            <text:p>307.88:::secs:</text:p>
          </table:table-cell>
          <table:table-cell office:value-type="string">
            <text:p>105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000[0m</text:p>
          </table:table-cell>
          <table:table-cell table:formula="of:=IF(ISERROR(SEARCH(&quot;resumptionToken&quot;; [.K13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14.39:::secs:</text:p>
          </table:table-cell>
          <table:table-cell office:value-type="string">
            <text:p>314.39:::secs:</text:p>
          </table:table-cell>
          <table:table-cell office:value-type="string">
            <text:p>105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000[0m</text:p>
          </table:table-cell>
          <table:table-cell table:formula="of:=IF(ISERROR(SEARCH(&quot;resumptionToken&quot;; [.K14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13.17:::secs:</text:p>
          </table:table-cell>
          <table:table-cell office:value-type="string">
            <text:p>313.17:::secs:</text:p>
          </table:table-cell>
          <table:table-cell office:value-type="string">
            <text:p>105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000[0m</text:p>
          </table:table-cell>
          <table:table-cell table:formula="of:=IF(ISERROR(SEARCH(&quot;resumptionToken&quot;; [.K14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14.21:::secs:</text:p>
          </table:table-cell>
          <table:table-cell office:value-type="string">
            <text:p>2114.21:::secs:</text:p>
          </table:table-cell>
          <table:table-cell office:value-type="string">
            <text:p>2042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000[0m</text:p>
          </table:table-cell>
          <table:table-cell table:formula="of:=IF(ISERROR(SEARCH(&quot;resumptionToken&quot;; [.K142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87.04:::secs:</text:p>
          </table:table-cell>
          <table:table-cell office:value-type="string">
            <text:p>1587.04:::secs:</text:p>
          </table:table-cell>
          <table:table-cell office:value-type="string">
            <text:p>2042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000[0m</text:p>
          </table:table-cell>
          <table:table-cell table:formula="of:=IF(ISERROR(SEARCH(&quot;resumptionToken&quot;; [.K143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99.58:::secs:</text:p>
          </table:table-cell>
          <table:table-cell office:value-type="string">
            <text:p>1499.58:::secs:</text:p>
          </table:table-cell>
          <table:table-cell office:value-type="string">
            <text:p>2042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000[0m</text:p>
          </table:table-cell>
          <table:table-cell table:formula="of:=IF(ISERROR(SEARCH(&quot;resumptionToken&quot;; [.K144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78.94:::secs:</text:p>
          </table:table-cell>
          <table:table-cell office:value-type="string">
            <text:p>1378.94:::secs:</text:p>
          </table:table-cell>
          <table:table-cell office:value-type="string">
            <text:p>2042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000[0m</text:p>
          </table:table-cell>
          <table:table-cell table:formula="of:=IF(ISERROR(SEARCH(&quot;resumptionToken&quot;; [.K145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72.11:::secs:</text:p>
          </table:table-cell>
          <table:table-cell office:value-type="string">
            <text:p>1472.11:::secs:</text:p>
          </table:table-cell>
          <table:table-cell office:value-type="string">
            <text:p>2042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000[0m</text:p>
          </table:table-cell>
          <table:table-cell table:formula="of:=IF(ISERROR(SEARCH(&quot;resumptionToken&quot;; [.K146])); &quot;First List&quot;; &quot;Last List&quot;)" office:value-type="string" office:string-value="Last List">
            <text:p>Last List</text:p>
          </table:table-cell>
        </table:table-row>
        <table:table-row table:style-name="ro3" table:number-rows-repeated="1048429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" number:min-integer-digits="1"/>
    </number:number-style>
    <number:number-style style:name="N111">
      <number:number number:decimal-places="10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7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document-statistic meta:table-count="1" meta:cell-count="1752" meta:object-count="0"/>
  </office:meta>
</office:document-meta>
</file>